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line-height="142%" fo:text-align="start" style:justify-single-word="false" fo:orphans="2" fo:widows="2" fo:text-indent="0cm" style:auto-text-indent="false" fo:background-color="#ffffff" fo:padding="0cm" fo:border="none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line-height="142%" fo:text-align="start" style:justify-single-word="false" fo:orphans="2" fo:widows="2" fo:background-color="#ffffff" fo:padding="0cm" fo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.423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/>
    </style:style>
    <style:style style:name="T1" style:family="text">
      <style:text-properties fo:font-variant="normal" fo:text-transform="none" fo:color="#697070" loext:opacity="100%" style:font-name="Menlo" fo:font-size="9.75pt" fo:letter-spacing="normal" fo:font-style="italic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a626a4" loext:opacity="100%" style:font-name="Menlo" fo:font-size="9.75pt" fo:letter-spacing="normal" fo:font-style="normal" fo:font-weight="bold" fo:background-color="transparent" loext:char-shading-value="0" loext:padding="0cm" loext:border="none"/>
    </style:style>
    <style:style style:name="T3" style:family="text">
      <style:text-properties fo:font-variant="normal" fo:text-transform="none" fo:color="#333333" loext:opacity="100%" style:font-name="Menlo" fo:font-size="9.7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333333" loext:opacity="100%" fo:letter-spacing="normal" fo:background-color="transparent" loext:char-shading-value="0" loext:padding="0cm" loext:border="none"/>
    </style:style>
    <style:style style:name="T5" style:family="text">
      <style:text-properties fo:font-variant="normal" fo:text-transform="none" fo:color="#397300" loext:opacity="100%" style:font-name="Menlo" fo:font-size="9.7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880000" loext:opacity="100%" style:font-name="Menlo" fo:font-size="9.75pt" fo:letter-spacing="normal" fo:font-style="normal" fo:font-weight="bold" fo:background-color="transparent" loext:char-shading-value="0" loext:padding="0cm" loext:border="none"/>
    </style:style>
    <style:style style:name="T7" style:family="text">
      <style:text-properties fo:font-variant="normal" fo:text-transform="none" fo:color="#880000" loext:opacity="100%" style:font-name="Menlo" fo:font-size="9.75pt" fo:letter-spacing="normal" fo:font-style="normal" fo:font-weight="normal" fo:background-color="transparent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сновные методы строк<text:line-break/>Метод Описание<text:line-break/>s.concat() объединяет строки<text:line-break/>s.length() возвращает длину строки<text:line-break/>s.valueOf() преобразует объект в строковый вид<text:line-break/>s.join() соединяет строки с учетом разделителя<text:line-break/>s.сompare() сравнивает две строки<text:line-break/>s.charAt() возвращает символ строки по индексу<text:line-break/>s.getChars() возвращает группу символов<text:line-break/>s.equals() сравнивает строки с учетом регистра<text:line-break/>s.equalsIgnoreCase() сравнивает строки без учета регистра<text:line-break/>s.regionMatches() сравнивает подстроки в строках<text:line-break/>s.indexOf() находит индекс первого вхождения подстроки в строку<text:line-break/>s.isEmpty() возвращает true, если строка пуста, иначе - false<text:line-break/>s.lastIndexOf() находит индекс последнего вхождения подстроки в строку<text:line-break/>s.startsWith() определяет, начинается ли строка с подстроки<text:line-break/>s.endsWith() определяет, заканчивается ли строка на определенную подстроку<text:line-break/>s.replace() заменяет в строке одну подстроку на другую<text:line-break/>s.trim() удаляет начальные и конечные пробелы<text:line-break/>s.substring() возвращает подстроку, начиная с определенного индекса до конца или до определенного индекса<text:line-break/>s.toLowerCase() переводит все символы строки в нижний регистр<text:line-break/>s.toUpperCase() переводит все символы строки в верхний регистр<text:line-break/>s.toCharArray() преобразовывает строку в массив символов</text:p>
      <text:p text:style-name="P4">Task_1<text:line-break/>Дана строка, в которой через пробел перечислены цифры. На следующей строке вводится цифра. Определите индексы первого и последнего её вхождения.</text:p>
      <text:p text:style-name="P4">Sample Input:</text:p>
      <text:p text:style-name="P4">4 5 3 5 2 6 4 6 6 8 1 2 3 8 4 0 9 7<text:line-break/>4<text:line-break/>Sample Output:</text:p>
      <text:p text:style-name="P4">0<text:line-break/>28</text:p>
      <text:p text:style-name="P4">Task_2</text:p>
      <text:p text:style-name="P4">Формат входных данных:<text:line-break/>На первой строке вводится любимая буква Маши, на второй - Олега. Затем вводится строка, в которой перечислены слова, которые написаны в газете.</text:p>
      <text:p text:style-name="P4">Формат выходных данных:<text:line-break/>На первой строчке выведите, сколько слов выписала Маша, а на второй - сколько слов выписал Олег.</text:p>
      <text:p text:style-name="P4">Sample Input:</text:p>
      <text:p text:style-name="P4"><text:soft-page-break/>а<text:line-break/>в<text:line-break/>Автокатастрофа анклав вилка Ванна Шкаф Вагон Азов веранда<text:line-break/>Sample Output:</text:p>
      <text:p text:style-name="P4">7<text:line-break/>5</text:p>
      <text:p text:style-name="P4">Task_3</text:p>
      <text:p text:style-name="P4">Для того чтобы выходить в Интернет, каждому компьютеру присваивается так называемый IP-адрес. Он состоит из четырех целых чисел в диапазоне от 0 до 255, разделенных точками. В следующих трех строках показаны три правильных IP-адреса:</text:p>
      <text:p text:style-name="P4">127.0.0.0<text:line-break/>192.168.0.01<text:line-break/>255.00.255.255<text:line-break/>Напишите программу, которая определяет, является ли заданная строка правильным IP-адресом.<text:line-break/>Входные данные<text:line-break/>На вход программе подается строка длиной не более 15 символов, которая включает цифры и точки.</text:p>
      <text:p text:style-name="P4">Выходные данные<text:line-break/>Если строка является правильным IP-адресом, необходимо вывести YES, иначе NO.</text:p>
      <text:p text:style-name="P4">Примечание:<text:line-break/>У вас не получится просто так взять и создать строку, которая содержит точку. Иначе говоря строчка кода:</text:p>
      <text:p text:style-name="P4">String s = ".";<text:line-break/>просто на просто не сработает. Точнее сработает неверно. Для корректного создания строки, содержащей точку используйте экранирование.</text:p>
      <text:p text:style-name="P4">String s = "\.";<text:line-break/>Sample Input 1:</text:p>
      <text:p text:style-name="P4">192.168.1.2<text:line-break/>Sample Output 1:</text:p>
      <text:p text:style-name="P4">YES<text:line-break/>Sample Input 2:</text:p>
      <text:p text:style-name="P4">192.11.690.0<text:line-break/>Sample Output 2:</text:p>
      <text:p text:style-name="P4">NO<text:line-break/>Sample Input 3:</text:p>
      <text:p text:style-name="P4"><text:soft-page-break/>67.67.67<text:line-break/>Sample Output 3:</text:p>
      <text:p text:style-name="P4">NO</text:p>
      <text:p text:style-name="P4">Task_4</text:p>
      <text:p text:style-name="P4">Вводится строчка текста, затем, на следующей строке, одна буква латинского алфавита. Найдите, сколько раз в тексте встречается введённый символ в любом регистре. Учтите, что цифры не имеют разницы в записи нижнего и верхнего регистров.</text:p>
      <text:p text:style-name="P4">Sample Input:</text:p>
      <text:p text:style-name="P4">Good morning my dear friend. My fish.<text:line-break/>m<text:line-break/>Sample Output:</text:p>
      <text:p text:style-name="P4">3</text:p>
      <text:p text:style-name="P4">Task_5<text:line-break/>Вводится строка, определите, каких символов в ней больше: цифр или букв? Напоминаю, что знаки препинания и пробелы, например. не являются ни тем ни другим. Если в строчке больше цифр, то выведите на экран слово "Digit", иначе выведите "Letter". Если же их равное количество, то выведите слово "Equal".</text:p>
      <text:p text:style-name="P4">Sample Input:</text:p>
      <text:p text:style-name="P4">34Hi56<text:line-break/>Sample Output:</text:p>
      <text:p text:style-name="P4">Digit</text:p>
      <text:p text:style-name="P4">Task_6</text:p>
      <text:p text:style-name="P4">*public class Task_6 {</text:p>
      <text:p text:style-name="P1"><text:span text:style-name="Source_20_Text"><text:span text:style-name="T1">//Напишите программу, которая принимает с консоли число в формате byte и записывает его в файл ”result.txt”.</text:span></text:span></text:p>
      <text:p text:style-name="P1"><text:span text:style-name="Source_20_Text"><text:span text:style-name="T1">//Требуется перехватить все возможные ошибки и вывести их в логгер.</text:span></text:span></text:p>
      <text:p text:style-name="P1"><text:span text:style-name="Source_20_Text"><text:span text:style-name="T1">//</text:span></text:span></text:p>
      <text:p text:style-name="P1"><text:span text:style-name="Source_20_Text"><text:span text:style-name="T1">//После написания, попробуйте подать на вход числа 100 и 200 и проследите разницу в результате</text:span></text:span></text:p>
      <text:p text:style-name="P1"><text:span text:style-name="Source_20_Text"><text:span text:style-name="T2">public</text:span></text:span><text:span text:style-name="Source_20_Text"><text:span text:style-name="T3"> </text:span></text:span><text:span text:style-name="Source_20_Text"><text:span text:style-name="T2">static</text:span></text:span><text:span text:style-name="Source_20_Text"><text:span text:style-name="T3"> </text:span></text:span><text:span text:style-name="Source_20_Text"><text:span text:style-name="T5">void</text:span></text:span><text:span text:style-name="Source_20_Text"><text:span text:style-name="T3"> </text:span></text:span><text:span text:style-name="Source_20_Text"><text:span text:style-name="T6">main</text:span></text:span><text:span text:style-name="Source_20_Text"><text:span text:style-name="T3">(</text:span></text:span><text:span text:style-name="Source_20_Text"><text:span text:style-name="T5">String</text:span></text:span><text:span text:style-name="Source_20_Text"><text:span text:style-name="T3">[] args) {</text:span></text:span></text:p>
      <text:p text:style-name="P2"/>
      <text:p text:style-name="P2"><text:span text:style-name="Source_20_Text"><text:span text:style-name="T3">}</text:span></text:span></text:p>
      <text:p text:style-name="P2"/>
      <text:p text:style-name="P1"><text:span text:style-name="Source_20_Text"><text:span text:style-name="T2">public</text:span></text:span><text:span text:style-name="Source_20_Text"><text:span text:style-name="T3"> </text:span></text:span><text:span text:style-name="Source_20_Text"><text:span text:style-name="T6">String</text:span></text:span><text:span text:style-name="Source_20_Text"><text:span text:style-name="T3"> </text:span></text:span><text:span text:style-name="Source_20_Text"><text:span text:style-name="T6">findJewelsInStones</text:span></text:span><text:span text:style-name="Source_20_Text"><text:span text:style-name="T3">(</text:span></text:span><text:span text:style-name="Source_20_Text"><text:span text:style-name="T5">String</text:span></text:span><text:span text:style-name="Source_20_Text"><text:span text:style-name="T3"> jewels, </text:span></text:span><text:span text:style-name="Source_20_Text"><text:span text:style-name="T5">String</text:span></text:span><text:span text:style-name="Source_20_Text"><text:span text:style-name="T3"> stones){</text:span></text:span></text:p>
      <text:p text:style-name="P2"/>
      <text:p text:style-name="P1"><text:span text:style-name="Source_20_Text"><text:span text:style-name="T4"><text:s text:c="4"/></text:span></text:span><text:span text:style-name="Source_20_Text"><text:span text:style-name="T2">return</text:span></text:span><text:span text:style-name="Source_20_Text"><text:span text:style-name="T3"> </text:span></text:span><text:span text:style-name="Source_20_Text"><text:span text:style-name="T7">""</text:span></text:span><text:span text:style-name="Source_20_Text"><text:span text:style-name="T3">;</text:span></text:span></text:p>
      <text:p text:style-name="P2"><text:soft-page-break/><text:span text:style-name="Source_20_Text"><text:span text:style-name="T3">}</text:span></text:span></text:p>
      <text:p text:style-name="P4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7:42:39.024764448</meta:creation-date>
    <dc:date>2023-04-18T08:08:50.245784509</dc:date>
    <meta:editing-duration>PT16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45" meta:word-count="560" meta:character-count="3857" meta:non-whitespace-character-count="3338"/>
  </office:meta>
</office:document-meta>
</file>